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6968" calcext:value-type="float">
            <text:p>103.7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0352" calcext:value-type="float">
            <text:p>103.4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2608" calcext:value-type="float">
            <text:p>103.1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9416" calcext:value-type="float">
            <text:p>102.7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2048" calcext:value-type="float">
            <text:p>102.4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6288" calcext:value-type="float">
            <text:p>102.1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36" calcext:value-type="float">
            <text:p>105.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42" calcext:value-type="float">
            <text:p>102.1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3408" calcext:value-type="float">
            <text:p>101.9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0488" calcext:value-type="float">
            <text:p>101.4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648" calcext:value-type="float">
            <text:p>101.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2432" calcext:value-type="float">
            <text:p>100.9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3584" calcext:value-type="float">
            <text:p>100.3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2064" calcext:value-type="float">
            <text:p>99.5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5616" calcext:value-type="float">
            <text:p>99.0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6536" calcext:value-type="float">
            <text:p>98.7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200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4032" calcext:value-type="float">
            <text:p>98.5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3888" calcext:value-type="float">
            <text:p>98.1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2944" calcext:value-type="float">
            <text:p>98.9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8352" calcext:value-type="float">
            <text:p>98.8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0352" calcext:value-type="float">
            <text:p>99.5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004" calcext:value-type="float">
            <text:p>99.3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200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664" calcext:value-type="float">
            <text:p>98.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996" calcext:value-type="float">
            <text:p>98.7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232" calcext:value-type="float">
            <text:p>98.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199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4848" calcext:value-type="float">
            <text:p>98.2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3328" calcext:value-type="float">
            <text:p>97.4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7296" calcext:value-type="float">
            <text:p>97.2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9488" calcext:value-type="float">
            <text:p>97.2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3184" calcext:value-type="float">
            <text:p>97.1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684" calcext:value-type="float">
            <text:p>96.6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199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3648" calcext:value-type="float">
            <text:p>96.2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0976" calcext:value-type="float">
            <text:p>96.2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8264" calcext:value-type="float">
            <text:p>95.8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198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6384" calcext:value-type="float">
            <text:p>96.0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4464" calcext:value-type="float">
            <text:p>95.9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1608" calcext:value-type="float">
            <text:p>95.1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198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1944" calcext:value-type="float">
            <text:p>94.8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7936" calcext:value-type="float">
            <text:p>94.7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176" calcext:value-type="float">
            <text:p>94.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7696" calcext:value-type="float">
            <text:p>92.8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7696" calcext:value-type="float">
            <text:p>92.8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202</text:p>
          </table:table-cell>
          <table:table-cell office:value-type="string" calcext:value-type="string">
            <text:p>TWDB:1019202</text:p>
          </table:table-cell>
          <table:table-cell office:value-type="string" calcext:value-type="string">
            <text:p>197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4272" calcext:value-type="float">
            <text:p>92.8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